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ОТРЕБИТЕЛИ</text:p>
      <text:p text:style-name="P2"/>
      <text:list xml:id="list8379600287560601919" text:style-name="L1">
        <text:list-item>
          <text:p text:style-name="P3">id</text:p>
        </text:list-item>
        <text:list-item>
          <text:p text:style-name="P1"><text:span text:style-name="T2">username</text:span> – <text:span text:style-name="T1">Потребителско име</text:span></text:p>
        </text:list-item>
        <text:list-item>
          <text:p text:style-name="P4"><text:span text:style-name="T2">password</text:span> – <text:span text:style-name="T1">Парола</text:span></text:p>
        </text:list-item>
        <text:list-item>
          <text:p text:style-name="P4"><text:span text:style-name="T2">e-mail</text:span> – <text:span text:style-name="T1">За забравена парола</text:span></text:p>
        </text:list-item>
        <text:list-item>
          <text:p text:style-name="P4"><text:span text:style-name="T2">date_reg</text:span> – <text:span text:style-name="T1">дата на регистрация</text:span></text:p>
        </text:list-item>
        <text:list-item>
          <text:p text:style-name="P4"><text:span text:style-name="T2">status_admin</text:span> – <text:span text:style-name="T1">Дали е главен </text:span>user <text:span text:style-name="T1">или не</text:span></text:p>
        </text:list-item>
        <text:list-item>
          <text:p text:style-name="P4"><text:span text:style-name="T2">info_name</text:span> – <text:span text:style-name="T1">Име на обекта/админа (Например: „Магазин Габрово“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1:44:05.83</meta:creation-date>
    <meta:generator>OpenOffice/4.1.0$Win32 OpenOffice.org_project/410m18$Build-9764</meta:generator>
    <dc:date>2014-10-04T23:48:17.20</dc:date>
    <meta:editing-duration>PT10M58S</meta:editing-duration>
    <meta:editing-cycles>4</meta:editing-cycles>
    <meta:document-statistic meta:table-count="0" meta:image-count="0" meta:object-count="0" meta:page-count="1" meta:paragraph-count="8" meta:word-count="42" meta:character-count="232"/>
  </office:meta>
</office:document-meta>
</file>